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79258" officeooo:paragraph-rsid="00179258"/>
    </style:style>
    <style:style style:name="P2" style:family="paragraph" style:parent-style-name="Text_20_body">
      <style:text-properties officeooo:paragraph-rsid="00179258"/>
    </style:style>
    <style:style style:name="P3" style:family="paragraph" style:parent-style-name="Text_20_body">
      <style:text-properties officeooo:rsid="001e6d54" officeooo:paragraph-rsid="001e6d54"/>
    </style:style>
    <style:style style:name="P4" style:family="paragraph" style:parent-style-name="Text_20_body">
      <style:text-properties officeooo:paragraph-rsid="0021404f"/>
    </style:style>
    <style:style style:name="P5" style:family="paragraph" style:parent-style-name="Text_20_body">
      <style:text-properties officeooo:rsid="0024aeb2" officeooo:paragraph-rsid="0024aeb2"/>
    </style:style>
    <style:style style:name="P6" style:family="paragraph" style:parent-style-name="Text_20_body">
      <style:text-properties officeooo:rsid="00250340" officeooo:paragraph-rsid="0027435a"/>
    </style:style>
    <style:style style:name="P7" style:family="paragraph" style:parent-style-name="Text_20_body">
      <style:text-properties fo:font-size="10pt" officeooo:rsid="00250340" officeooo:paragraph-rsid="0027435a" style:font-size-asian="10pt" style:font-size-complex="10pt"/>
    </style:style>
    <style:style style:name="P8" style:family="paragraph" style:parent-style-name="Text_20_body">
      <style:text-properties fo:font-size="14pt" fo:font-weight="bold" officeooo:rsid="0027435a" officeooo:paragraph-rsid="0027435a" style:font-size-asian="14pt" style:font-weight-asian="bold" style:font-size-complex="14pt" style:font-weight-complex="bold"/>
    </style:style>
    <style:style style:name="P9" style:family="paragraph" style:parent-style-name="Text_20_body">
      <style:text-properties style:text-underline-style="solid" style:text-underline-width="auto" style:text-underline-color="font-color" officeooo:rsid="0019b675" officeooo:paragraph-rsid="0019b675"/>
    </style:style>
    <style:style style:name="P10" style:family="paragraph" style:parent-style-name="Footnote">
      <style:text-properties officeooo:rsid="00193f92" officeooo:paragraph-rsid="00193f92"/>
    </style:style>
    <style:style style:name="P11" style:family="paragraph" style:parent-style-name="Footnote">
      <style:text-properties officeooo:rsid="0019b675" officeooo:paragraph-rsid="0019b675"/>
    </style:style>
    <style:style style:name="P12" style:family="paragraph" style:parent-style-name="Footnote">
      <style:text-properties officeooo:rsid="001acac7" officeooo:paragraph-rsid="001acac7"/>
    </style:style>
    <style:style style:name="P13" style:family="paragraph" style:parent-style-name="Footnote">
      <style:text-properties officeooo:rsid="001bf124" officeooo:paragraph-rsid="001bf124"/>
    </style:style>
    <style:style style:name="P14" style:family="paragraph" style:parent-style-name="Footnote">
      <style:text-properties officeooo:rsid="0024aeb2" officeooo:paragraph-rsid="0024aeb2"/>
    </style:style>
    <style:style style:name="T1" style:family="text">
      <style:text-properties officeooo:rsid="00179258"/>
    </style:style>
    <style:style style:name="T2" style:family="text">
      <style:text-properties officeooo:rsid="0021404f"/>
    </style:style>
    <style:style style:name="T3" style:family="text">
      <style:text-properties officeooo:rsid="00264664"/>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ufgabe 1: Entwicklung der Betriebssysteme:</text:p>
      <text:p text:style-name="P9"><text:span text:style-name="T2">35 mod 7 = 0 = </text:span>Multics</text:p>
      <text:p text:style-name="P4"><text:span text:style-name="T2">Multics war ein time-sharing Betriebssystem</text:span><text:span text:style-name="T2"><text:note text:id="ftn3" text:note-class="footnote"><text:note-citation>1</text:note-citation><text:note-body><text:p text:style-name="P11">Vgl. <text:a xlink:type="simple" xlink:href="http://web.mit.edu/multics-history/"><text:span text:style-name="T1">http://web.mit.edu/multics-history/</text:span></text:a></text:p></text:note-body></text:note></text:span><text:span text:style-name="T2">, das anfangs als Forschungsprojekt am MIT entwickelt wurde. Eine Dokumentation des Betriebssystems, die über 3000 Seiten umfasste, wurde 1965 veröffentlicht – noch bevor begonnen wurde das Betriebssystem umzusetzen.</text:span><text:span text:style-name="T2"><text:note text:id="ftn4" text:note-class="footnote"><text:note-citation>2</text:note-citation><text:note-body><text:p text:style-name="P11">Vgl. <text:a xlink:type="simple" xlink:href="http://www.multicians.org/history.html">http://www.multicians.org/history.html</text:a></text:p></text:note-body></text:note></text:span><text:span text:style-name="T2"> „Ab 1969 war das erste System am MIT verfügbar.“</text:span><text:span text:style-name="T2"><text:note text:id="ftn1" text:note-class="footnote"><text:note-citation>3</text:note-citation><text:note-body><text:p text:style-name="P10"><text:a xlink:type="simple" xlink:href="https://de.wikipedia.org/wiki/Multics">https://de.wikipedia.org/wiki/Multics</text:a></text:p></text:note-body></text:note></text:span><text:span text:style-name="T2"> Später wurde Hardware in Kombination mit Multics von der Firma Honeywell bis 1986 kommerziell betrieben</text:span><text:span text:style-name="T2"><text:note text:id="ftn0" text:note-class="footnote"><text:note-citation>4</text:note-citation><text:note-body><text:p text:style-name="P10">Vgl. <text:a xlink:type="simple" xlink:href="https://de.wikipedia.org/wiki/Multics"><text:span text:style-name="T1">https://de.wikipedia.org/wiki/Multics</text:span></text:a></text:p></text:note-body></text:note></text:span><text:span text:style-name="T2">. Am 30. Oktober 2000 der letzte damit betriebene Server abgeschaltet</text:span><text:span text:style-name="T2"><text:note text:id="ftn2" text:note-class="footnote"><text:note-citation>5</text:note-citation><text:note-body><text:p text:style-name="P10">Vgl. <text:a xlink:type="simple" xlink:href="https://de.wikipedia.org/wiki/Multics"><text:span text:style-name="T1">https://de.wikipedia.org/wiki/Multics</text:span></text:a></text:p></text:note-body></text:note></text:span><text:span text:style-name="T2"><text:line-break/>Multics brachte viele neue Innovationen und Ideen, die in nachfolgenden Betriebssystemen übernommen beziehungsweise weiterentwickelt wurden. Vor allem auf Aspekte betreffend der Sicherheit wurde von Anfang an geachtet</text:span><text:span text:style-name="T2"><text:note text:id="ftn5" text:note-class="footnote"><text:note-citation>6</text:note-citation><text:note-body><text:p text:style-name="P12">Vgl. <text:a xlink:type="simple" xlink:href="http://www.multicians.org/history.html">http://www.multicians.org/history.html</text:a></text:p></text:note-body></text:note></text:span><text:span text:style-name="T2">. Andere Ziele und Funktionen waren unter anderem eine dauerhafte Laufzeit des Systems (es sollte wie Strom- und Telefonservices 24/7 verfügbar sein), dementsprechend variables hinzufügen/entfernen von Hardware während der Laufzeit</text:span><text:span text:style-name="T2"><text:note text:id="ftn6" text:note-class="footnote"><text:note-citation>7</text:note-citation><text:note-body><text:p text:style-name="P13">Vgl. <text:a xlink:type="simple" xlink:href="http://web.mit.edu/multics-history/">http://web.mit.edu/multics-history/</text:a> </text:p></text:note-body></text:note></text:span><text:span text:style-name="T2">, ein verlässliches Dateisystem durch eine Baumstruktur, Unterstützung von möglichst vielen Programmen und Programmiersprachen, und einiges mehr</text:span><text:span text:style-name="T2"><text:note text:id="ftn7" text:note-class="footnote"><text:note-citation>8</text:note-citation><text:note-body><text:p text:style-name="P13">Vgl. <text:a xlink:type="simple" xlink:href="http://www.multicians.org/history.html">http://www.multicians.org/history.html</text:a> </text:p></text:note-body></text:note></text:span><text:span text:style-name="T2">. Auch wurde es zum Großteil in PL/I programmiert – Betriebssysteme in einer höheren Programmiersprache zu schreiben, war damals ebenfalls ein neuer Ansatz</text:span><text:span text:style-name="T2"><text:note text:id="ftn8" text:note-class="footnote"><text:note-citation>9</text:note-citation><text:note-body><text:p text:style-name="P13">Vgl. <text:a xlink:type="simple" xlink:href="http://www.multicians.org/history.html">http://www.multicians.org/history.html</text:a> </text:p></text:note-body></text:note></text:span><text:span text:style-name="T2">.</text:span></text:p>
      <text:p text:style-name="P3">Durch die große Anzahl an Features und neuen Innovationen wurde Multics häufig als sehr überladen bezeichnet. Mit dem Ziel ein einfacheres Betriebssystem, das trotzdem die neuen Ideen weiterführt, auch u.a. für Heimcomputer zu entwickeln, ist Unix (anfangs Unics) entstanden.<text:note text:id="ftn9" text:note-class="footnote"><text:note-citation>10</text:note-citation><text:note-body><text:p text:style-name="P14">Vgl. <text:a xlink:type="simple" xlink:href="https://en.wikipedia.org/wiki/MULTICS">https://en.wikipedia.org/wiki/MULTICS</text:a></text:p></text:note-body></text:note></text:p>
      <text:p text:style-name="P2"/>
      <text:p text:style-name="P5">Quellen:</text:p>
      <text:p text:style-name="P2"><text:a xlink:type="simple" xlink:href="http://www.multicians.org/history.html"><text:span text:style-name="T1">http://www.multicians.org/history.html</text:span></text:a></text:p>
      <text:p text:style-name="P2"><text:a xlink:type="simple" xlink:href="https://de.wikipedia.org/wiki/Multics"><text:span text:style-name="T1">https://de.wikipedia.org/wiki/Multics</text:span></text:a></text:p>
      <text:p text:style-name="P2"><text:a xlink:type="simple" xlink:href="http://web.mit.edu/multics-history/"><text:span text:style-name="T1">http://web.mit.edu/multics-history/</text:span></text:a><text:span text:style-name="T1"> </text:span></text:p>
      <text:p text:style-name="P1"><text:a xlink:type="simple" xlink:href="https://en.wikipedia.org/wiki/MULTICS">https://en.wikipedia.org/wiki/MULTICS</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text-properties officeooo:rsid="00250340" officeooo:paragraph-rsid="0027435a"/>
    </style:style>
    <style:style style:name="MP2" style:family="paragraph" style:parent-style-name="Text_20_body">
      <style:text-properties fo:font-size="10pt" officeooo:rsid="00250340" officeooo:paragraph-rsid="0027435a" style:font-size-asian="10pt" style:font-size-complex="10pt"/>
    </style:style>
    <style:style style:name="MT1" style:family="text">
      <style:text-properties officeooo:rsid="0026466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1. Übung – Betriebs- und Kommunikationssysteme (TI3)</text:p>
        <text:p text:style-name="MP2">Tutor: Thomas<text:line-break/>Tutorium: Donnerstag, 8-10 Uhr – K48<text:line-break/><text:span text:style-name="MT1">Bearbeiter: Maximilian Stendler, Jasmine Cavael</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3T13:20:04.849005299</meta:creation-date>
    <dc:date>2014-10-28T09:46:38.391884421</dc:date>
    <meta:editing-duration>PT41M50S</meta:editing-duration>
    <meta:editing-cycles>15</meta:editing-cycles>
    <meta:generator>LibreOffice/4.2.6.3$Linux_X86_64 LibreOffice_project/420m0$Build-3</meta:generator>
    <meta:document-statistic meta:table-count="0" meta:image-count="0" meta:object-count="0" meta:page-count="1" meta:paragraph-count="21" meta:word-count="252" meta:character-count="2306" meta:non-whitespace-character-count="2066"/>
  </office:meta>
</office:document-meta>
</file>